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4.93mm"/>
    </style:style>
    <style:style style:name="co2" style:family="table-column">
      <style:table-column-properties fo:break-before="auto" style:column-width="37.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202020"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table:style-name="Default" table:number-columns-repeated="2"/>
        </table:table-row>
        <table:table-row table:style-name="ro1">
          <table:table-cell office:value-type="string" calcext:value-type="string">
            <text:p>Max Support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umber of Planes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Oversampl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recision Bytes (4/8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v Size <text:s/></text:p>
          </table:table-cell>
          <table:table-cell table:formula="of:=[.B2]*[.B4]"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Conv Size (Pow 2)</text:p>
          </table:table-cell>
          <table:table-cell table:style-name="ce3" table:formula="of:=POWER(2; CEILING(LOG([.B6]) / LOG(2)))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Bytes per Conv Plane</text:p>
          </table:table-cell>
          <table:table-cell table:formula="of:=([.B7]*[.B7])*[.B5]*2" office:value-type="float" office:value="8388608" calcext:value-type="float">
            <text:p>8388608</text:p>
          </table:table-cell>
        </table:table-row>
        <table:table-row table:style-name="ro1" table:number-rows-repeated="2"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MB per Conv Plane</text:p>
          </table:table-cell>
          <table:table-cell table:style-name="ce2" table:formula="of:=CEILING([.B8]/1024/1024)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RAM Needed (MB)</text:p>
          </table:table-cell>
          <table:table-cell table:style-name="ce2" table:formula="of:=CEILING(([.B8]*[.B3])/1024/1024)" office:value-type="float" office:value="2712" calcext:value-type="float">
            <text:p>2712</text:p>
          </table:table-cell>
        </table:table-row>
        <table:table-row table:style-name="ro1">
          <table:table-cell table:style-name="ce2" office:value-type="string" calcext:value-type="string">
            <text:p>RAM Needed (GB)</text:p>
          </table:table-cell>
          <table:table-cell table:style-name="ce4" table:formula="of:=[.B12]/1024" office:value-type="float" office:value="2.6484375" calcext:value-type="float">
            <text:p>2.64843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12:15:06.314560025</meta:creation-date>
    <dc:date>2019-07-18T13:39:57.481665803</dc:date>
    <meta:editing-duration>PT1H14M37S</meta:editing-duration>
    <meta:editing-cycles>5</meta:editing-cycles>
    <meta:generator>LibreOffice/6.0.7.3$Linux_X86_64 LibreOffice_project/00m0$Build-3</meta:generator>
    <meta:document-statistic meta:table-count="1" meta:cell-count="20" meta:object-count="0"/>
  </office:meta>
</office:document-meta>
</file>